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cd8" officeooo:paragraph-rsid="001cecd8"/>
    </style:style>
    <style:style style:name="P2" style:family="paragraph" style:parent-style-name="Standard">
      <style:text-properties officeooo:rsid="001ec738" officeooo:paragraph-rsid="001ec738"/>
    </style:style>
    <style:style style:name="T1" style:family="text">
      <style:text-properties officeooo:rsid="001f6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jawdyp 666</text:p>
      <text:p text:style-name="P2">233333 <text:s/><text:span text:style-name="T1">what fuck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28:34.631591314</meta:creation-date>
    <dc:date>2017-10-17T22:36:41.145263778</dc:date>
    <meta:editing-duration>PT1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" meta:character-count="29" meta:non-whitespace-character-count="25"/>
  </office:meta>
</office:document-meta>
</file>